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667cm" draw:transform="rotate (1.5707963267949) translate (2.676cm 18.7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2.413cm" draw:transform="rotate (-3.14159265358979) translate (2.524cm 18.75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2.667cm" draw:transform="rotate (1.5707963267949) translate (5.318cm 18.7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2.413cm" draw:transform="rotate (-3.14159265358979) translate (5.445cm 13.3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2.413cm" draw:transform="rotate (-3.14159265358979) translate (6.334cm 13.3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2.413cm" draw:transform="rotate (-3.14159265358979) translate (9.763cm 8.23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2.667cm" draw:transform="rotate (1.5707963267949) translate (2.905cm 24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2.667cm" draw:transform="rotate (1.5707963267949) translate (5.547cm 24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2.667cm" draw:transform="rotate (-1.5707963267949) translate (15.589cm 22.0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2.667cm" draw:transform="rotate (-1.5707963267949) translate (12.947cm 22.0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23:30:14.085747916</meta:creation-date>
    <dc:date>2017-04-27T10:45:48.006188187</dc:date>
    <meta:editing-duration>PT30M31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